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5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6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6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ítulo1" style:list-style-name="LFO16" style:family="paragraph">
      <style:paragraph-properties style:text-autospace="none" style:vertical-align="auto"/>
    </style:style>
    <style:style style:name="P37" style:parent-style-name="Título1" style:list-style-name="LFO16" style:family="paragraph">
      <style:paragraph-properties style:text-autospace="none" style:vertical-align="auto"/>
    </style:style>
    <style:style style:name="P38" style:parent-style-name="Título2" style:list-style-name="LFO16" style:family="paragraph">
      <style:paragraph-properties style:text-autospace="none" style:vertical-align="auto"/>
    </style:style>
    <style:style style:name="P39" style:parent-style-name="Título1" style:list-style-name="LFO16" style:family="paragraph">
      <style:paragraph-properties style:text-autospace="none" style:vertical-align="auto"/>
    </style:style>
    <style:style style:name="P40" style:parent-style-name="Título1" style:list-style-name="LFO16" style:family="paragraph">
      <style:paragraph-properties style:text-autospace="none" style:vertical-align="auto"/>
    </style:style>
    <style:style style:name="P41" style:parent-style-name="Textbody" style:list-style-name="LFO17" style:family="paragraph">
      <style:paragraph-properties style:text-autospace="none" style:vertical-align="auto"/>
    </style:style>
    <style:style style:name="P42" style:parent-style-name="Textbody" style:family="paragraph">
      <style:text-properties style:font-name-asian="Verdana" style:font-name-complex="Verdana"/>
    </style:style>
    <style:style style:name="P43" style:parent-style-name="Textbody" style:family="paragraph">
      <style:text-properties style:font-name-asian="Verdana" style:font-name-complex="Verdana"/>
    </style:style>
    <style:style style:name="T44" style:parent-style-name="Fonteparág.padrão" style:family="text">
      <style:text-properties style:font-name-asian="Verdana" style:font-name-complex="Verdana"/>
    </style:style>
    <style:style style:name="P45" style:parent-style-name="Textbody" style:family="paragraph">
      <style:text-properties style:font-name-asian="Verdana" style:font-name-complex="Verdana"/>
    </style:style>
    <style:style style:name="T46" style:parent-style-name="Fonteparág.padrão" style:family="text">
      <style:text-properties style:font-name-asian="Verdana" style:font-name-complex="Verdana"/>
    </style:style>
    <style:style style:name="T47" style:parent-style-name="Fonteparág.padrão" style:family="text">
      <style:text-properties style:font-name-asian="Verdana" style:font-name-complex="Verdana"/>
    </style:style>
    <style:style style:name="T48" style:parent-style-name="Fonteparág.padrão" style:family="text">
      <style:text-properties style:font-name-asian="Tahoma" style:font-name-complex="Tahoma"/>
    </style:style>
    <style:style style:name="P49" style:parent-style-name="Textbody" style:family="paragraph">
      <style:text-properties style:font-name-asian="Tahoma" style:font-name-complex="Tahoma"/>
    </style:style>
    <style:style style:name="P50" style:parent-style-name="Textbody" style:family="paragraph">
      <style:text-properties style:font-name-asian="Tahoma" style:font-name-complex="Tahoma"/>
    </style:style>
    <style:style style:name="P51" style:parent-style-name="Textbody" style:family="paragraph">
      <style:text-properties style:font-name-asian="Tahoma" style:font-name-complex="Tahoma"/>
    </style:style>
    <style:style style:name="P52" style:parent-style-name="Textbody" style:family="paragraph">
      <style:text-properties style:font-name-asian="Tahoma" style:font-name-complex="Tahoma"/>
    </style:style>
    <style:style style:name="P53" style:parent-style-name="Textbody" style:family="paragraph">
      <style:text-properties style:font-name-asian="Tahoma" style:font-name-complex="Tahoma"/>
    </style:style>
    <style:style style:name="P54" style:parent-style-name="Textbody" style:family="paragraph">
      <style:text-properties style:font-name-complex="Tahoma"/>
    </style:style>
    <style:style style:name="P55" style:parent-style-name="Textbody" style:family="paragraph">
      <style:text-properties style:font-name-complex="Tahoma"/>
    </style:style>
    <style:style style:name="P56" style:parent-style-name="Textbody" style:family="paragraph">
      <style:text-properties style:font-name-complex="Tahoma"/>
    </style:style>
    <style:style style:name="T57" style:parent-style-name="Fonteparág.padrão" style:family="text">
      <style:text-properties style:font-name-asian="Tahoma" style:font-name-complex="Tahoma"/>
    </style:style>
    <style:style style:name="T58" style:parent-style-name="Fonteparág.padrão" style:family="text">
      <style:text-properties style:font-name-asian="Tahoma" style:font-name-complex="Tahoma" fo:font-style="italic" style:font-style-asian="italic" style:font-style-complex="italic"/>
    </style:style>
    <style:style style:name="T59" style:parent-style-name="Fonteparág.padrão" style:family="text">
      <style:text-properties style:font-name-asian="Tahoma" style:font-name-complex="Tahoma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-asian="Tahoma" style:font-name-complex="Tahoma" fo:font-size="10pt" style:font-size-asian="10pt" style:font-size-complex="10pt"/>
    </style:style>
    <style:style style:name="P61" style:parent-style-name="Textbody" style:family="paragraph">
      <style:text-properties style:font-name-complex="Tahoma"/>
    </style:style>
    <style:style style:name="P62" style:parent-style-name="Textbody" style:list-style-name="LFO17" style:family="paragraph">
      <style:paragraph-properties style:text-autospace="none" style:vertical-align="auto"/>
    </style:style>
    <style:style style:name="P63" style:parent-style-name="Textbody" style:list-style-name="LFO17" style:family="paragraph">
      <style:paragraph-properties style:text-autospace="none" style:vertical-align="auto"/>
    </style:style>
    <style:style style:name="P64" style:parent-style-name="Textbody" style:list-style-name="LFO17" style:family="paragraph">
      <style:paragraph-properties style:text-autospace="none" style:vertical-align="auto"/>
    </style:style>
    <style:style style:name="T65" style:parent-style-name="Fonteparág.padrão" style:family="text">
      <style:text-properties style:font-name-asian="Tahoma" style:font-name-complex="Tahoma"/>
    </style:style>
    <style:style style:name="P66" style:parent-style-name="Textbody" style:list-style-name="LFO17" style:family="paragraph">
      <style:paragraph-properties style:text-autospace="none" style:vertical-align="auto"/>
    </style:style>
    <style:style style:name="P67" style:parent-style-name="Textbody" style:list-style-name="LFO17" style:family="paragraph">
      <style:paragraph-properties style:text-autospace="none" style:vertical-align="auto"/>
    </style:style>
    <style:style style:name="P68" style:parent-style-name="Título1" style:list-style-name="LFO16" style:family="paragraph">
      <style:paragraph-properties style:text-autospace="none" style:vertical-align="auto"/>
    </style:style>
    <style:style style:name="P69" style:parent-style-name="Título2" style:list-style-name="LFO16" style:family="paragraph">
      <style:paragraph-properties style:text-autospace="none" style:vertical-align="auto"/>
    </style:style>
    <style:style style:name="T70" style:parent-style-name="Fonteparág.padrão" style:family="text">
      <style:text-properties fo:font-size="10pt" style:font-size-asian="10pt" style:font-size-complex="10pt"/>
    </style:style>
    <style:style style:name="T7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72" style:parent-style-name="Fonteparág.padrão" style:family="text">
      <style:text-properties fo:font-size="10pt" style:font-size-asian="10pt" style:font-size-complex="10pt"/>
    </style:style>
    <style:style style:name="T73" style:parent-style-name="Fonteparág.padrão" style:family="text">
      <style:text-properties fo:font-size="10pt" style:font-size-asian="10pt" style:font-size-complex="10pt"/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Título2" style:list-style-name="LFO16" style:family="paragraph">
      <style:paragraph-properties style:text-autospace="none" style:vertical-align="auto"/>
    </style:style>
    <style:style style:name="T76" style:parent-style-name="Fonteparág.padrão" style:family="text">
      <style:text-properties fo:font-size="10pt" style:font-size-asian="10pt" style:font-size-complex="10pt"/>
    </style:style>
    <style:style style:name="P77" style:parent-style-name="Textbody" style:family="paragraph">
      <style:paragraph-properties fo:text-align="justify" fo:margin-left="0.6979in">
        <style:tab-stops/>
      </style:paragraph-properties>
    </style:style>
    <style:style style:name="P78" style:parent-style-name="Textbody" style:family="paragraph">
      <style:paragraph-properties fo:text-align="justify" fo:margin-left="0.4916in" fo:text-indent="0.4916in">
        <style:tab-stops/>
      </style:paragraph-properties>
    </style:style>
    <style:style style:name="P79" style:parent-style-name="Standard" style:list-style-name="LFO18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/>
    </style:style>
    <style:style style:name="P80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/>
    </style:style>
    <style:style style:name="P81" style:parent-style-name="Título2" style:list-style-name="LFO16" style:family="paragraph">
      <style:paragraph-properties style:text-autospace="none" style:vertical-align="auto"/>
    </style:style>
    <style:style style:name="T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83" style:parent-style-name="Fonteparág.padrão" style:family="text">
      <style:text-properties fo:font-size="10pt" style:font-size-asian="10pt" style:font-size-complex="10pt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Standard" style:family="paragraph">
      <style:text-properties fo:font-size="10pt" style:font-size-asian="10pt" style:font-size-complex="10pt"/>
    </style:style>
    <style:style style:name="P87" style:parent-style-name="Standard" style:family="paragraph">
      <style:text-properties fo:font-size="10pt" style:font-size-asian="10pt" style:font-size-complex="10pt"/>
    </style:style>
    <style:style style:name="P88" style:parent-style-name="Standard" style:family="paragraph">
      <style:text-properties fo:font-size="10pt" style:font-size-asian="10pt" style:font-size-complex="10pt"/>
    </style:style>
    <style:style style:name="P89" style:parent-style-name="Título2" style:list-style-name="LFO16" style:family="paragraph">
      <style:paragraph-properties style:text-autospace="none" style:vertical-align="auto"/>
    </style:style>
    <style:style style:name="T9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1" style:parent-style-name="Fonteparág.padrão" style:family="text">
      <style:text-properties fo:font-size="10pt" style:font-size-asian="10pt" style:font-size-complex="10pt"/>
    </style:style>
    <style:style style:name="T92" style:parent-style-name="Fonteparág.padrão" style:family="text">
      <style:text-properties style:font-name-asian="Tahoma" style:font-name-complex="Tahoma" fo:font-size="10pt" style:font-size-asian="10pt" style:font-size-complex="10pt"/>
    </style:style>
    <style:style style:name="P93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94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95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96" style:parent-style-name="Standard" style:family="paragraph">
      <style:text-properties style:font-name-asian="Tahoma" style:font-name-complex="Tahoma" fo:font-size="10pt" style:font-size-asian="10pt" style:font-size-complex="10pt"/>
    </style:style>
    <style:style style:name="P97" style:parent-style-name="Título2" style:list-style-name="LFO16" style:family="paragraph">
      <style:paragraph-properties style:text-autospace="none" style:vertical-align="auto"/>
    </style:style>
    <style:style style:name="P98" style:parent-style-name="Standard" style:family="paragraph">
      <style:text-properties fo:font-size="10pt" style:font-size-asian="10pt" style:font-size-complex="10pt"/>
    </style:style>
    <style:style style:name="P99" style:parent-style-name="Standard" style:family="paragraph">
      <style:text-properties fo:font-size="10pt" style:font-size-asian="10pt" style:font-size-complex="10pt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04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05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06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0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10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9" style:parent-style-name="Fonteparág.padrão" style:family="text">
      <style:text-properties fo:font-size="10pt" style:font-size-asian="10pt" style:font-size-complex="10pt"/>
    </style:style>
    <style:style style:name="P110" style:parent-style-name="Standard" style:family="paragraph">
      <style:text-properties fo:font-size="10pt" style:font-size-asian="10pt" style:font-size-complex="10pt"/>
    </style:style>
    <style:style style:name="P111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1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1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4" style:parent-style-name="Fonteparág.padrão" style:family="text">
      <style:text-properties fo:font-size="10pt" style:font-size-asian="10pt" style:font-size-complex="10pt"/>
    </style:style>
    <style:style style:name="P115" style:parent-style-name="Standard" style:family="paragraph">
      <style:text-properties fo:font-size="10pt" style:font-size-asian="10pt" style:font-size-complex="10pt"/>
    </style:style>
    <style:style style:name="P116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/>
    </style:style>
    <style:style style:name="P117" style:parent-style-name="Título1" style:list-style-name="LFO16" style:family="paragraph">
      <style:paragraph-properties style:text-autospace="none" style:vertical-align="auto"/>
    </style:style>
    <style:style style:name="P118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19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0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1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2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3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4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5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/>
    </style:style>
    <style:style style:name="P126" style:parent-style-name="Título2" style:list-style-name="LFO16" style:family="paragraph">
      <style:paragraph-properties style:text-autospace="none" style:vertical-align="auto"/>
    </style:style>
    <style:style style:name="P127" style:parent-style-name="Título1" style:list-style-name="LFO16" style:family="paragraph">
      <style:paragraph-properties style:text-autospace="none" style:vertical-align="auto"/>
    </style:style>
    <style:style style:name="P1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/>
    </style:style>
    <style:style style:name="T509" style:parent-style-name="Fonteparág.padrão" style:family="text">
      <style:text-properties style:font-name-asian="Tahoma" style:font-name-complex="Tahoma" fo:font-size="10pt" style:font-size-asian="10pt" style:font-size-complex="10pt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P36" text:outline-level="1">1. Breve Descrição</text:h>
      <text:p text:style-name="Textbody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37" text:outline-level="1">2. Breve Descrição dos Atores</text:h>
      <text:h text:style-name="P38" text:outline-level="2">Catalogador – Cadastra, Edita e Exclui Bens Patrimoniais do Sistema</text:h>
      <text:h text:style-name="P39" text:outline-level="1">3. Pré-condições</text:h>
      <text:p text:style-name="Textbody">O usuário estar logado no sistema</text:p>
      <text:h text:style-name="P40" text:outline-level="1">4. Fluxo Básico de eventos</text:h>
      <text:list text:style-name="LFO17">
        <text:list-item text:start-value="1">
          <text:p text:style-name="P41">O caso de uso começa quando o catalogador seleciona a opção “Cadastrar Bem Patrimonial” e o sistema exibe uma tela com os seguintes campos <text:s/>e opções:</text:p>
        </text:list-item>
      </text:list>
      <text:p text:style-name="Textbody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2">- Informações Gerais do Bem Patrimonial</text:p>
      <text:p text:style-name="P43">- Autoria</text:p>
      <text:p text:style-name="Textbody"><text:span text:style-name="T44">- Produção</text:span></text:p>
      <text:p text:style-name="P45">- Descrição</text:p>
      <text:p text:style-name="Textbody"><text:span text:style-name="T46">- Diagnóstico e Intervenção</text:span></text:p>
      <text:p text:style-name="Textbody"><text:span text:style-name="T47">-</text:span><text:span text:style-name="T48"><text:s/>Condições de disponibilidade, uso e proteção</text:span></text:p>
      <text:p text:style-name="P49">- Histórico da Procedência</text:p>
      <text:p text:style-name="P50">- Assunto e Descritores</text:p>
      <text:p text:style-name="P51">- Fonte de Informação</text:p>
      <text:p text:style-name="P52">- Responsável pela Pesquisa</text:p>
      <text:p text:style-name="P53">- Relacionar com Bem Patrimonial existente</text:p>
      <text:p text:style-name="P54">- campo “Revisado?” do tipo “checkbox”. Esse campo deve ser marcado caso o bem patrimoninal esteja revisado e disponível para visualização e só deve aparecer para níveis de acesso de revisor ou acima.</text:p>
      <text:p text:style-name="P55">- campo “Auto Save” do tipo “checkbox”. Esse campo deve ser marcado pelo próprio usuário caso ele queira que as informações digitadas seja salva automaticamente a cada 10 segundos.</text:p>
      <text:p text:style-name="P56"/>
      <text:soft-page-break/>
      <text:p text:style-name="Textbody"><text:span text:style-name="T57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<text:s/></text:span><text:span text:style-name="T58">Seção I</text:span><text:span text:style-name="T59"><text:s/>deste documento.</text:span></text:p>
      <text:p text:style-name="P60">-A opção de relacionar este Bem Patrimonial com outros, <text:s/>no caso em que ela é selecionada é tratada no Fluxo Alternativo 4</text:p>
      <text:p text:style-name="P61">- e os botões “Salvar” e “Cancelar”</text:p>
      <text:list text:style-name="LFO17" text:continue-numbering="true">
        <text:list-item>
          <text:p text:style-name="P62">Após preencher todos os dados desejados, o usuário confirma a operação, selecionando a opção “Salvar”.</text:p>
        </text:list-item>
      </text:list>
      <text:list text:style-name="LFO17" text:continue-numbering="true">
        <text:list-item>
          <text:p text:style-name="P63">O sistema Salva o registro e exibe mensagem “Bem Patrimonial cadastrado com sucesso”</text:p>
        </text:list-item>
      </text:list>
      <text:list text:style-name="LFO17" text:continue-numbering="true">
        <text:list-item>
          <text:p text:style-name="P64">O Sistema exibirá a tela para o usuário preencher ou não o item de<text:s/><text:span text:style-name="T65">Audiovisual</text:span></text:p>
        </text:list-item>
      </text:list>
      <text:list text:style-name="LFO17" text:continue-numbering="true">
        <text:list-item>
          <text:p text:style-name="P66">O usuário seleciona a opção “Salvar”</text:p>
        </text:list-item>
      </text:list>
      <text:list text:style-name="LFO17" text:continue-numbering="true">
        <text:list-item>
          <text:p text:style-name="P67">O caso de uso termina.</text:p>
        </text:list-item>
      </text:list>
      <text:h text:style-name="P68" text:outline-level="1">5. Fluxos Alternativos</text:h>
      <text:h text:style-name="P69" text:outline-level="2">Fluxo Alternativo 1</text:h>
      <text:p text:style-name="Standard"><text:tab/><text:span text:style-name="T70">Se no<text:s/></text:span><text:span text:style-name="T71">Fluxo Básico</text:span><text:span text:style-name="T72"><text:s/>a qualquer momento o usuário selecionar a opção “Cancelar”</text:span></text:p>
      <text:p text:style-name="Standard"><text:span text:style-name="T73">O sistema retorna à página inicial e o caso de uso termina.</text:span></text:p>
      <text:p text:style-name="P74"/>
      <text:h text:style-name="P75" text:outline-level="2">Fluxo Alternativo 2</text:h>
      <text:p text:style-name="Standard"><text:tab/><text:span text:style-name="T76">Se no passo 2 do Fluxo Básico o catalogador clica em "Salvar” sem ter preenchido ou selecionado todos os campos obrigatórios, então:</text:span></text:p>
      <text:p text:style-name="P77"><text:s/>1.<text:s/><text:tab/><text:s/>O sistema exibe a mensagem:</text:p>
      <text:p text:style-name="P78">a. “O campo &lt;nome do campo&gt; não foi preenchido”;</text:p>
      <text:list text:style-name="LFO18">
        <text:list-item text:start-value="2">
          <text:p text:style-name="P79">O caso de uso retorna ao passo 1 do fluxo básico.</text:p>
        </text:list-item>
      </text:list>
      <text:p text:style-name="P80"/>
      <text:h text:style-name="P81" text:outline-level="2">Fluxo Alternativo 3</text:h>
      <text:p text:style-name="Standard"><text:span text:style-name="T82"><text:tab/></text:span><text:span text:style-name="T83">Se no passo 2 do Fluxo Básico o catalogador clicar em “Salvar” tendo inserido um número de registro já existente para aquela instituição, então:</text:span></text:p>
      <text:p text:style-name="P84"><text:tab/>1. O sistema exibe mensagem:</text:p>
      <text:p text:style-name="P85"><text:tab/><text:tab/>a. “Número de Registro já Cadastrado”</text:p>
      <text:p text:style-name="P86"/>
      <text:p text:style-name="P87"><text:tab/>2. O caso de uso retorna ao passo 1 do fluxo básico.</text:p>
      <text:p text:style-name="P88"/>
      <text:h text:style-name="P89" text:outline-level="2">Fluxo Alternativo 4</text:h>
      <text:p text:style-name="Standard"><text:span text:style-name="T90"><text:tab/></text:span><text:span text:style-name="T91">Caso o usuário selecione “<text:s/></text:span><text:span text:style-name="T92">Relacionar com Bem Patrimonial existente” o sistema deve exibir:</text:span></text:p>
      <text:p text:style-name="P93"><text:tab/><text:tab/>- campo título principal: <text:s/>Campo em ordem alfabética, auto-completável, com a lista de possíveis sugestões para o título principal que está sendo inserido.</text:p>
      <text:p text:style-name="P94"><text:tab/><text:tab/>- opção para relacionar o Bem Patrimonial com outros Bens: Esta opção pode ser selecionada quantas vezes for necessária, e, a cada vez, adicionando um novo campo título.</text:p>
      <text:p text:style-name="P95"><text:tab/><text:tab/>-opção “Salvar” para salvar a alteração.</text:p>
      <text:p text:style-name="P96"/>
      <text:h text:style-name="P97" text:outline-level="2">Fluxo Alternativo 5</text:h>
      <text:p text:style-name="P98">Se no passo 2 do Fluxo Básico o catalogador inseriu mais de um título para o bem patrimonial e clicar em “Salvar” e algum dos títulos inseridos seja igual a outro já inserido para o mesmo bem patrimonial , então:</text:p>
      <text:p text:style-name="P99">1. O sistema exibe mensagem:</text:p>
      <text:p text:style-name="P100"><text:tab/><text:tab/>a. “Não são permitidos títulos repetidos”</text:p>
      <text:soft-page-break/>
      <text:p text:style-name="P101">2. O caso de uso retorna ao passo 1 do fluxo básico.</text:p>
      <text:p text:style-name="P102"/>
      <text:p text:style-name="P103">Fluxo Alternativo 6</text:p>
      <text:p text:style-name="P104">Se no passo 1 do Fluxo Básico, o usuário possuir nível de catalogador ou inferior, e a Instituição necessite de Revisão:</text:p>
      <text:p text:style-name="P105"><text:tab/>1. O campo “Revisado” deve aparecer desabilitado para marcação e com a última marcação feita pelo revisor.</text:p>
      <text:p text:style-name="P106"/>
      <text:p text:style-name="P107">Fluxo Alternativo 7</text:p>
      <text:p text:style-name="Standard"><text:span text:style-name="T108"><text:tab/></text:span><text:span text:style-name="T109">Se no passo 1 do Fluxo Básico, a Instituição não precise de Revisão:</text:span></text:p>
      <text:p text:style-name="P110"><text:tab/><text:tab/>1. O campo “Revisado” deve aparecer desabilitado para marcação e checado como revisado.</text:p>
      <text:p text:style-name="P111"/>
      <text:p text:style-name="P112">Fluxo Alternativo 8</text:p>
      <text:p text:style-name="Standard"><text:span text:style-name="T113"><text:tab/></text:span><text:span text:style-name="T114">Se no passo 5 do Fluxo Básico, a Usuário clicar em “Cancelar”:</text:span></text:p>
      <text:p text:style-name="P115"><text:tab/><text:tab/>1. É cancelado apenas o Audiovisual incluído naquele momento, o Bem Patrimonial deverá continuar salvo no Sistema.</text:p>
      <text:p text:style-name="P116"/>
      <text:h text:style-name="P117" text:outline-level="1">6. Pós-condições</text:h>
      <text:list text:style-name="LFO19" text:continue-numbering="true">
        <text:list-item>
          <text:list>
            <text:list-item>
              <text:p text:style-name="P118">Fluxo Básico: Um novo bem patrimonial está cadastrado no banco de dados do sistema.</text:p>
            </text:list-item>
            <text:list-item>
              <text:p text:style-name="P119">Fluxo Alternativo 1: Não há mudanças no banco de dados do sistema.</text:p>
            </text:list-item>
            <text:list-item>
              <text:p text:style-name="P120">Fluxo Alternativo 2: O cadastro do bem patrimonial está pendente.</text:p>
            </text:list-item>
            <text:list-item>
              <text:p text:style-name="P121">Fluxo Alternativo 3: Não há mudanças no banco de dados do sistema.</text:p>
            </text:list-item>
            <text:list-item>
              <text:p text:style-name="P122">Fluxo Alternativo 4: Um novo bem patrimonial está cadastrado no banco de dados do sistema.</text:p>
            </text:list-item>
            <text:list-item>
              <text:p text:style-name="P123">Fluxo Alternativo 5: O cadastro do bem patrimonial está pendente.</text:p>
            </text:list-item>
            <text:list-item>
              <text:p text:style-name="P124">Fluxo Alternativo 6: Não há mudanças no banco de dados do sistema.</text:p>
            </text:list-item>
            <text:list-item>
              <text:p text:style-name="P125">Fluxo Alternativo 7: Não há mudanças no banco de dados do sistema.</text:p>
            </text:list-item>
          </text:list>
        </text:list-item>
      </text:list>
      <text:h text:style-name="P126" text:outline-level="2"/>
      <text:h text:style-name="P127" text:outline-level="1">7. Seção I</text:h>
      <text:p text:style-name="P128">Esta seção contém atributos componentes do Padrão de Descrição da Informação referente à estrutura da base de dados do Sistema Memória Virtual.</text:p>
      <text:p text:style-name="P129"/>
      <text:p text:style-name="P130">1.<text:s/>Informações Gerais do Bem Patrimonial</text:p>
      <text:p text:style-name="P131"/>
      <text:p text:style-name="P132">1.1<text:tab/>Disponibilização para acesso externo</text:p>
      <text:p text:style-name="P133"><text:tab/><text:tab/>Tipo checkbox – Sim – Não</text:p>
      <text:p text:style-name="P134"/>
      <text:p text:style-name="P135">1.2<text:tab/>Natureza do Bem Patrimonial</text:p>
      <text:p text:style-name="P136">Tipo checkbox – Imaterial – Material</text:p>
      <text:p text:style-name="P137"/>
      <text:p text:style-name="P138"><text:tab/><text:tab/>1.2.1 Natureza do Bem Imaterial</text:p>
      <text:p text:style-name="P139"/>
      <text:p text:style-name="P140"><text:tab/><text:tab/><text:s/>Celebrações, Práticas Sociais, Rituais e Atos Festivos</text:p>
      <text:p text:style-name="P141"><text:tab/><text:tab/>Conhecimentos e Práticas Relacionados ao Trabalho e à Natureza</text:p>
      <text:p text:style-name="P142"><text:tab/><text:tab/><text:s/>Técnicas Artesanais Tradicionais</text:p>
      <text:p text:style-name="P143"><text:tab/><text:tab/><text:s/>Tradições e Expressões orais</text:p>
      <text:p text:style-name="P144"><text:tab/></text:p>
      <text:p text:style-name="P145"><text:tab/>1.2.2 Natureza do Bem Material</text:p>
      <text:p text:style-name="P146"/>
      <text:p text:style-name="P147"><text:tab/>Arqueologico</text:p>
      <text:p text:style-name="P148"><text:tab/>Arquivístico</text:p>
      <text:soft-page-break/>
      <text:p text:style-name="P149"><text:tab/>Audiovisual</text:p>
      <text:p text:style-name="P150"><text:tab/>Bibliográfico</text:p>
      <text:p text:style-name="P151"><text:tab/>Edificado</text:p>
      <text:p text:style-name="P152"><text:tab/>Móvel E Integrado</text:p>
      <text:p text:style-name="P153"><text:tab/>Paisagístico</text:p>
      <text:p text:style-name="P154"/>
      <text:p text:style-name="P155">1.3<text:tab/>Tipo do Bem Patrimonial</text:p>
      <text:p text:style-name="P156">Constituído por lista em ordem alfabética, com as opções listadas na Natureza do Bem Patrimonial.</text:p>
      <text:p text:style-name="P157"/>
      <text:p text:style-name="P158">1.4<text:tab/>Número de Registro</text:p>
      <text:p text:style-name="P159">O usuário entra com um número de registro para o Bem Patrimonial. O sistema deve verificar se esse número é único dentro da Instituição. Esse campo deve aceitar uma combinação de letras e números.</text:p>
      <text:p text:style-name="P160"/>
      <text:p text:style-name="P161">1.5<text:tab/>Título</text:p>
      <text:p text:style-name="P162">- Campo Editável para o título (A lista de títulos deve possuir, obrigatoriamente, ao menos um título principal)</text:p>
      <text:p text:style-name="P163">- Campo Título Principal (tipo texto)</text:p>
      <text:p text:style-name="P164">- Campo Títulos Adicionais:</text:p>
      <text:p text:style-name="P165">Opção para adicionar novo título:</text:p>
      <text:p text:style-name="P166"><text:tab/>Ao selecionar essa opção, o sistema deve repetir os mesmos campos ,<text:s/><text:tab/>para que seja cadastrado um novo título, pois pode ser mais de um.</text:p>
      <text:p text:style-name="P167"><text:tab/></text:p>
      <text:p text:style-name="P168">Lista - <text:s/>Tipo do título, <text:s/>em ordem alfabética <text:s/>com as seguintes opções:</text:p>
      <text:p text:style-name="P169">Principal</text:p>
      <text:p text:style-name="P170"><text:tab/><text:tab/><text:tab/>Equivalente</text:p>
      <text:p text:style-name="P171"><text:tab/><text:tab/><text:tab/>Atribuído</text:p>
      <text:p text:style-name="P172"><text:tab/><text:tab/><text:tab/>Sub-titulo</text:p>
      <text:p text:style-name="P173"><text:tab/><text:tab/><text:tab/>Titulo anterior</text:p>
      <text:p text:style-name="P174"><text:tab/><text:tab/><text:tab/>Titulo posterior</text:p>
      <text:p text:style-name="P175"><text:tab/><text:tab/><text:tab/>Titulo do suplemento</text:p>
      <text:p text:style-name="P176"><text:tab/><text:tab/><text:tab/>Titulo correlato</text:p>
      <text:p text:style-name="P177"/>
      <text:p text:style-name="P178">Campo Nome do Título (tipo texto, adicionado se a opção de adicionar novo título for selecionada)</text:p>
      <text:p text:style-name="P179"/>
      <text:p text:style-name="P180"><text:tab/><text:tab/></text:p>
      <text:p text:style-name="P181"><text:tab/>-Opção “Complemento”: Campo Editável do tipo CLOB;</text:p>
      <text:p text:style-name="P182"/>
      <text:p text:style-name="P183">1.6<text:tab/>Coleção, Fundo, Conjunto, Família/Espécie</text:p>
      <text:p text:style-name="P184">-Campo para o nome da coleção à que pertence o item, conforme organização da instituição.</text:p>
      <text:p text:style-name="P185"/>
      <text:p text:style-name="P186">1.7<text:tab/>Localização Física Específica</text:p>
      <text:p text:style-name="P187">-Campo Editável para localização física do bem patrimonial no acervo</text:p>
      <text:p text:style-name="P188"/>
      <text:p text:style-name="P189">1.8 <text:s/>Coordenadas Geográficas</text:p>
      <text:p text:style-name="P190">-Latitude</text:p>
      <text:p text:style-name="P191">No Formato XXº XX' XX”</text:p>
      <text:p text:style-name="P192">-Longitude</text:p>
      <text:p text:style-name="P193">No Formato XXº XX' XX”</text:p>
      <text:p text:style-name="P194"/>
      <text:p text:style-name="P195">2.<text:s/>Autoria</text:p>
      <text:p text:style-name="P196"/>
      <text:p text:style-name="P197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98"/>
      <text:p text:style-name="P199">-Tipo de Autoria</text:p>
      <text:p text:style-name="P200">Campo em ordem alfabética, com a lista a seguir:</text:p>
      <text:p text:style-name="P201"><text:tab/><text:tab/>(pode-se escolher uma ou mais opções)</text:p>
      <text:p text:style-name="P202"><text:tab/><text:tab/>Agência</text:p>
      <text:p text:style-name="P203"><text:tab/><text:tab/>Autor</text:p>
      <text:p text:style-name="P204"><text:tab/><text:tab/>Autor Institucional</text:p>
      <text:p text:style-name="P205"><text:tab/><text:tab/>Co-autor</text:p>
      <text:p text:style-name="P206"><text:tab/><text:tab/>Compilador</text:p>
      <text:p text:style-name="P207"><text:tab/><text:tab/>Coordenador</text:p>
      <text:p text:style-name="P208"><text:tab/><text:tab/>Diretor</text:p>
      <text:p text:style-name="P209"><text:tab/><text:tab/>Editor</text:p>
      <text:p text:style-name="P210"><text:tab/><text:tab/>Entidade produtora</text:p>
      <text:p text:style-name="P211"><text:tab/><text:tab/>Entrevistador</text:p>
      <text:p text:style-name="P212"><text:tab/><text:tab/>Estudio</text:p>
      <text:p text:style-name="P213"><text:tab/><text:tab/>Fabricante</text:p>
      <text:p text:style-name="P214"><text:tab/><text:tab/>Figurinista</text:p>
      <text:p text:style-name="P215"><text:tab/><text:tab/>Fotografo</text:p>
      <text:p text:style-name="P216"><text:tab/><text:tab/>Ilustrador</text:p>
      <text:p text:style-name="P217"><text:tab/><text:tab/>Palestrante</text:p>
      <text:p text:style-name="P218"><text:tab/><text:tab/>Prefaciador</text:p>
      <text:p text:style-name="P219"><text:tab/><text:tab/>Organizador</text:p>
      <text:p text:style-name="P220"><text:tab/><text:tab/>Tradutor</text:p>
      <text:p text:style-name="P221"/>
      <text:p text:style-name="P222"/>
      <text:p text:style-name="P223">4.<text:s/>Produção</text:p>
      <text:p text:style-name="P224"/>
      <text:p text:style-name="P225"><text:tab/>Os itens abaixo devem ser do tipo campo editável, abrindo opção para escrita somente se selecionado.</text:p>
      <text:p text:style-name="P226"/>
      <text:p text:style-name="P227">Local<text:s/><text:tab/></text:p>
      <text:p text:style-name="P228">Ano</text:p>
      <text:p text:style-name="P229">Edição e/ou Reimpressão</text:p>
      <text:p text:style-name="P230">Outras Responsabilidades Campo do tipo CLOB</text:p>
      <text:p text:style-name="P231"/>
      <text:p text:style-name="P232">Descrição</text:p>
      <text:p text:style-name="P233"/>
      <text:p text:style-name="P234"><text:tab/>4.1<text:tab/>Características Físicas e Técnicas Executivas- Campo Editável do tipo CLOB</text:p>
      <text:p text:style-name="P235"><text:tab/><text:tab/>Dimensões e quantificações - Campo Editável do tipo CLOB</text:p>
      <text:p text:style-name="P236"/>
      <text:p text:style-name="P237"><text:tab/><text:tab/></text:p>
      <text:p text:style-name="P238"><text:tab/><text:tab/>4.1.1 Bens Arquitetonicos</text:p>
      <text:p text:style-name="P239"><text:tab/><text:tab/></text:p>
      <text:p text:style-name="P240"><text:tab/><text:tab/>Condição Topográfica</text:p>
      <text:p text:style-name="P241"><text:tab/><text:tab/><text:tab/>Lista em ordem alfabética com as opções abaixo</text:p>
      <text:p text:style-name="P242"><text:tab/><text:tab/><text:tab/>Acidentada Suave</text:p>
      <text:p text:style-name="P243"><text:tab/><text:tab/><text:tab/>Acidentada Médio</text:p>
      <text:p text:style-name="P244"><text:tab/><text:tab/><text:tab/>Acidentada Abrubta</text:p>
      <text:p text:style-name="P245"><text:tab/><text:tab/><text:tab/>Plano</text:p>
      <text:p text:style-name="P246"><text:tab/><text:tab/></text:p>
      <text:p text:style-name="P247"><text:tab/><text:tab/>Uso</text:p>
      <text:p text:style-name="P248"><text:tab/><text:tab/><text:tab/>Lista em ordem alfabética com as opções abaixo, e com campo editável para especificar, caso a opção seja ''Outras''.</text:p>
      <text:soft-page-break/>
      <text:p text:style-name="P249"><text:tab/><text:tab/><text:tab/>Ferroviário</text:p>
      <text:p text:style-name="P250"><text:tab/><text:tab/><text:tab/>Habitacional</text:p>
      <text:p text:style-name="P251"><text:tab/><text:tab/><text:tab/>Produção</text:p>
      <text:p text:style-name="P252"><text:tab/><text:tab/><text:tab/>Religiosa</text:p>
      <text:p text:style-name="P253"><text:tab/><text:tab/><text:tab/>Outras</text:p>
      <text:p text:style-name="P254"/>
      <text:p text:style-name="P255"><text:tab/><text:tab/>Pavimentos</text:p>
      <text:p text:style-name="P256"><text:tab/><text:tab/><text:tab/>Nº de ambientes</text:p>
      <text:p text:style-name="P257"><text:tab/><text:tab/><text:tab/><text:tab/>Campo editável (O sistema deve aceitar apenas números)</text:p>
      <text:p text:style-name="P258"/>
      <text:p text:style-name="P259"><text:tab/><text:tab/><text:tab/>Nº de pavimentos</text:p>
      <text:p text:style-name="P260"><text:tab/><text:tab/><text:tab/><text:tab/>Campo editável (O sistema deve aceitar apenas números)</text:p>
      <text:p text:style-name="P261"/>
      <text:p text:style-name="P262"><text:tab/><text:tab/><text:tab/>Alcova</text:p>
      <text:p text:style-name="P263"><text:tab/><text:tab/><text:tab/><text:tab/>Tipo Checkbox<text:tab/>Sim - <text:s/>Não</text:p>
      <text:p text:style-name="P264"/>
      <text:p text:style-name="P265"><text:tab/><text:tab/><text:tab/>Porão</text:p>
      <text:p text:style-name="P266"><text:tab/><text:tab/><text:tab/><text:tab/>Tipo Checkbox<text:tab/>Sim - <text:s/>Não</text:p>
      <text:p text:style-name="P267"/>
      <text:p text:style-name="P268"><text:tab/><text:tab/><text:tab/>Sótão</text:p>
      <text:p text:style-name="P269"><text:tab/><text:tab/><text:tab/><text:tab/>Tipo Checkbox<text:tab/>Sim - <text:s/>Não</text:p>
      <text:p text:style-name="P270"/>
      <text:p text:style-name="P271"><text:tab/><text:tab/><text:tab/>Outros</text:p>
      <text:p text:style-name="P272"><text:tab/><text:tab/><text:tab/><text:tab/>Campo editável</text:p>
      <text:p text:style-name="P273"><text:tab/><text:tab/><text:tab/></text:p>
      <text:p text:style-name="P274"><text:tab/>4.1.2<text:s/><text:tab/>Bens Naturais</text:p>
      <text:p text:style-name="P275"/>
      <text:p text:style-name="P276"><text:tab/><text:tab/>Relevo</text:p>
      <text:p text:style-name="P277"><text:tab/><text:tab/>Lista em ordem alfabética com as opções abaixo</text:p>
      <text:p text:style-name="P278"><text:tab/><text:tab/><text:tab/>Acidentada Suave</text:p>
      <text:p text:style-name="P279"><text:tab/><text:tab/><text:tab/>Acidentada Médio</text:p>
      <text:p text:style-name="P280"><text:tab/><text:tab/><text:tab/>Acidentada Abrubta</text:p>
      <text:p text:style-name="P281"><text:tab/><text:tab/><text:tab/>Plano</text:p>
      <text:p text:style-name="P282"/>
      <text:p text:style-name="P283"><text:tab/><text:tab/>Características do Meio Antrópico</text:p>
      <text:p text:style-name="P284"><text:tab/><text:tab/><text:tab/><text:s/>Campo Editável do tipo CLOB</text:p>
      <text:p text:style-name="P285"><text:tab/><text:tab/>Características Ambientais</text:p>
      <text:p text:style-name="P286"><text:tab/><text:tab/><text:tab/>Campo Editável do tipo CLOB</text:p>
      <text:p text:style-name="P287"/>
      <text:p text:style-name="P288"><text:tab/>4.1.3<text:tab/>Bens Arqueológicos</text:p>
      <text:p text:style-name="P289"/>
      <text:p text:style-name="P290"><text:tab/><text:tab/>Condição Topográfica</text:p>
      <text:p text:style-name="P291"><text:tab/><text:tab/>Lista em ordem alfabética com as opções abaixo</text:p>
      <text:p text:style-name="P292"><text:tab/><text:tab/><text:tab/>Acidentada Suave</text:p>
      <text:p text:style-name="P293"><text:tab/><text:tab/><text:tab/>Acidentada Médio</text:p>
      <text:p text:style-name="P294"><text:tab/><text:tab/><text:tab/>Acidentada Abrubta</text:p>
      <text:p text:style-name="P295"><text:tab/><text:tab/><text:tab/>Plano</text:p>
      <text:p text:style-name="P296"/>
      <text:p text:style-name="P297"><text:tab/><text:tab/>Sítio da Paisagem</text:p>
      <text:p text:style-name="P298"><text:tab/><text:tab/><text:tab/>Campo editável</text:p>
      <text:p text:style-name="P299"/>
      <text:p text:style-name="P300"><text:tab/><text:tab/>Água Próxima</text:p>
      <text:p text:style-name="P301"><text:tab/><text:tab/><text:tab/>Campo editável</text:p>
      <text:p text:style-name="P302"/>
      <text:p text:style-name="P303"><text:tab/><text:tab/>Possui Vegetaçao</text:p>
      <text:p text:style-name="P304"><text:tab/><text:tab/><text:tab/>Campo editável</text:p>
      <text:p text:style-name="P305"/>
      <text:p text:style-name="P306"><text:tab/><text:tab/>Exposição</text:p>
      <text:p text:style-name="P307"><text:tab/><text:tab/>Lista em ordem alfabética com as opções abaixo</text:p>
      <text:p text:style-name="P308"><text:tab/><text:tab/><text:tab/>Céu Aberto</text:p>
      <text:p text:style-name="P309"><text:tab/><text:tab/><text:tab/>Abrigada</text:p>
      <text:p text:style-name="P310"><text:tab/><text:tab/><text:tab/>Submersa</text:p>
      <text:p text:style-name="P311"><text:tab/><text:tab/><text:tab/>Soterrada</text:p>
      <text:p text:style-name="P312"/>
      <text:p text:style-name="P313"><text:tab/><text:tab/>Uso Atual</text:p>
      <text:p text:style-name="P314"><text:tab/><text:tab/><text:tab/>Campo editável</text:p>
      <text:p text:style-name="P315"/>
      <text:p text:style-name="P316"><text:tab/><text:tab/>Outros</text:p>
      <text:p text:style-name="P317"><text:tab/><text:tab/><text:tab/>Campo Editável do tipo CLOB</text:p>
      <text:p text:style-name="P318"/>
      <text:p text:style-name="P319"/>
      <text:p text:style-name="P320"><text:tab/><text:tab/>Notas</text:p>
      <text:p text:style-name="P321"><text:tab/><text:tab/><text:tab/>Campo editável</text:p>
      <text:p text:style-name="P322"/>
      <text:p text:style-name="P323"><text:s text:c="4"/></text:p>
      <text:p text:style-name="P324"><text:s text:c="5"/>4.2 <text:s text:c="2"/>Dimensões e Quantificações</text:p>
      <text:p text:style-name="P325"><text:tab/>Campo editável</text:p>
      <text:p text:style-name="P326"/>
      <text:p text:style-name="P327"><text:s/>4.2.1 Medidas Gerais do Bem Arquitetônico</text:p>
      <text:p text:style-name="P328"><text:s/><text:tab/>Tipo campo editável, abrindo opção para escrita somente se selecionado.</text:p>
      <text:p text:style-name="P329"><text:tab/><text:tab/></text:p>
      <text:p text:style-name="P330"><text:tab/><text:tab/>Área Total</text:p>
      <text:p text:style-name="P331"><text:tab/><text:tab/>Altura fachada frontal</text:p>
      <text:p text:style-name="P332"><text:tab/><text:tab/>Altura fachada posterior</text:p>
      <text:p text:style-name="P333"><text:tab/><text:tab/>Largura</text:p>
      <text:p text:style-name="P334"><text:tab/><text:tab/>Profundidade</text:p>
      <text:p text:style-name="P335"><text:tab/><text:tab/>Altura da Cumeeira</text:p>
      <text:p text:style-name="P336"><text:tab/><text:tab/>Altura Total</text:p>
      <text:p text:style-name="P337"><text:tab/><text:tab/>Pé direito térreo</text:p>
      <text:p text:style-name="P338"><text:tab/><text:tab/>Pé direito tipo</text:p>
      <text:p text:style-name="P339"/>
      <text:p text:style-name="P340"><text:tab/><text:s/>4.2.2 Medidas Gerais do Bem Arqueológico</text:p>
      <text:p text:style-name="P341"><text:tab/><text:tab/>Tipo campo editável, abrindo opção para escrita somente se selecionado.</text:p>
      <text:p text:style-name="P342"><text:tab/><text:tab/></text:p>
      <text:p text:style-name="P343"><text:tab/><text:tab/>Área Total</text:p>
      <text:p text:style-name="P344"><text:tab/><text:tab/>Comprimento</text:p>
      <text:p text:style-name="P345"><text:tab/><text:tab/>Altura</text:p>
      <text:p text:style-name="P346"><text:tab/><text:tab/>Largura</text:p>
      <text:p text:style-name="P347"><text:tab/><text:tab/>Profundidade</text:p>
      <text:p text:style-name="P348"/>
      <text:p text:style-name="P349"><text:s text:c="4"/><text:tab/><text:s text:c="2"/>4.3 <text:s/>Conteúdo</text:p>
      <text:p text:style-name="P350"><text:tab/><text:tab/>Campo Editável do tipo CLOB</text:p>
      <text:p text:style-name="P351"/>
      <text:p text:style-name="P352"/>
      <text:p text:style-name="P353"><text:s text:c="6"/><text:tab/><text:s text:c="2"/>4.4 Meio de Acesso</text:p>
      <text:p text:style-name="P354"><text:tab/><text:tab/>Campo Editável do tipo CLOB</text:p>
      <text:soft-page-break/>
      <text:p text:style-name="P355"><text:tab/>4.6 Notas</text:p>
      <text:p text:style-name="P356">Campo Editável do tipo CLOB</text:p>
      <text:p text:style-name="P357"/>
      <text:p text:style-name="P358"/>
      <text:p text:style-name="P359"><text:s/><text:tab/>5. AudioVisual</text:p>
      <text:p text:style-name="P360"/>
      <text:p text:style-name="P361"><text:tab/>Campo para buscar uma imagem ou um vídeo para fazer upload</text:p>
      <text:p text:style-name="P362"><text:tab/>Deve ter opção ''Adicionar nova imagem/vídeo'', no caso em que se queira adicionar mais de uma<text:s/><text:tab/>imagem.</text:p>
      <text:p text:style-name="P363"/>
      <text:p text:style-name="P364"/>
      <text:p text:style-name="P365">Título</text:p>
      <text:p text:style-name="P366"><text:tab/><text:tab/>Campo editável</text:p>
      <text:p text:style-name="P367"/>
      <text:p text:style-name="P368"/>
      <text:p text:style-name="P369">Descrição</text:p>
      <text:p text:style-name="P370"><text:tab/><text:tab/>Campo editável <text:s text:c="2"/></text:p>
      <text:p text:style-name="P371"/>
      <text:p text:style-name="P372"/>
      <text:p text:style-name="P373">6. Diagnóstico e Intervenção</text:p>
      <text:p text:style-name="P374"/>
      <text:p text:style-name="P375"><text:tab/><text:tab/>6.1 Estado de Conservação e Preservação</text:p>
      <text:p text:style-name="P376"><text:tab/><text:tab/><text:tab/><text:tab/>Campo Editável</text:p>
      <text:p text:style-name="P377"><text:tab/><text:tab/></text:p>
      <text:p text:style-name="P378"><text:tab/><text:tab/><text:tab/>Estado de Preservação</text:p>
      <text:p text:style-name="P379"><text:tab/><text:tab/><text:tab/><text:tab/>Lista em ordem alfabética com as opções abaixo</text:p>
      <text:p text:style-name="P380"><text:tab/><text:tab/><text:tab/><text:tab/>íntegro</text:p>
      <text:p text:style-name="P381"><text:tab/><text:tab/><text:tab/><text:tab/>pouco alterado</text:p>
      <text:p text:style-name="P382"><text:tab/><text:tab/><text:tab/><text:tab/>muito alterado</text:p>
      <text:p text:style-name="P383"><text:tab/><text:tab/><text:tab/><text:tab/>descaracterizado</text:p>
      <text:p text:style-name="P384"/>
      <text:p text:style-name="P385"><text:tab/><text:tab/><text:tab/>Estado de Conservação</text:p>
      <text:p text:style-name="P386"><text:tab/><text:tab/><text:tab/><text:tab/>Lista em ordem alfabética com as opções abaixo</text:p>
      <text:p text:style-name="P387"><text:tab/><text:tab/><text:tab/><text:tab/>bom</text:p>
      <text:p text:style-name="P388"><text:tab/><text:tab/><text:tab/><text:tab/>precário</text:p>
      <text:p text:style-name="P389"><text:tab/><text:tab/><text:tab/><text:tab/>em arruinamento</text:p>
      <text:p text:style-name="P390"><text:tab/><text:tab/><text:tab/><text:tab/>arruinado</text:p>
      <text:p text:style-name="P391"/>
      <text:p text:style-name="P392"><text:tab/><text:tab/>6.2 Notas Estado de Conservação</text:p>
      <text:p text:style-name="P393"><text:tab/><text:tab/><text:tab/><text:tab/>Campo Editável do tipo CLOB</text:p>
      <text:p text:style-name="P394"/>
      <text:p text:style-name="P395"/>
      <text:p text:style-name="P396"><text:tab/><text:tab/>6.3 Intervenção no bem</text:p>
      <text:p text:style-name="P397"><text:tab/><text:tab/><text:tab/>Tipo checkbox<text:tab/>Sim – Não</text:p>
      <text:p text:style-name="P398"><text:tab/><text:tab/><text:tab/>Somente se o usuário escolher sim, os campos abaixo devem ser liberados para edição</text:p>
      <text:p text:style-name="P399"/>
      <text:p text:style-name="P400"><text:tab/><text:tab/><text:tab/><text:tab/></text:p>
      <text:p text:style-name="P401"><text:s text:c="5"/><text:tab/>Data da intervenção</text:p>
      <text:p text:style-name="P402"><text:s/><text:tab/><text:tab/>Campo editável</text:p>
      <text:p text:style-name="P403"><text:s/><text:tab/></text:p>
      <text:p text:style-name="P404"><text:s/><text:tab/>Responsável pela Intervenção</text:p>
      <text:p text:style-name="P405"><text:s/><text:tab/><text:tab/>Campo editável</text:p>
      <text:p text:style-name="P406"/>
      <text:p text:style-name="P407"><text:tab/>Descrição</text:p>
      <text:p text:style-name="P408"><text:tab/><text:tab/>Campo editável</text:p>
      <text:p text:style-name="P409"><text:tab/></text:p>
      <text:p text:style-name="P410"><text:tab/>Opção para adicionar outra intervenção, caso haja mais de uma.</text:p>
      <text:p text:style-name="P411"/>
      <text:p text:style-name="P412">7. Condições de disponibilidade, uso e proteção</text:p>
      <text:p text:style-name="P413"/>
      <text:p text:style-name="P414">Disponibilidade:</text:p>
      <text:p text:style-name="P415">Lista em ordem alfabética com as opções abaixo</text:p>
      <text:p text:style-name="P416"><text:tab/><text:tab/>Acervo (Estante, Reserva Técnica, etc);</text:p>
      <text:p text:style-name="P417"><text:tab/><text:tab/>Evento (Exposição, Feira, etc);</text:p>
      <text:p text:style-name="P418"><text:tab/><text:tab/>Exposição Permanente</text:p>
      <text:p text:style-name="P419"><text:tab/><text:tab/>Empréstimo</text:p>
      <text:p text:style-name="P420"><text:tab/><text:tab/>Restauro (Encadernação, Pequenos Consertos, etc).</text:p>
      <text:p text:style-name="P421"><text:tab/><text:tab/>Baixa do Patrimônio</text:p>
      <text:p text:style-name="P422"><text:tab/></text:p>
      <text:p text:style-name="P423"><text:tab/><text:s/>Se opção no campo Disponibilidade for ''Acervo'', liberar essa opção para preenchimento</text:p>
      <text:p text:style-name="P424"><text:tab/>Condições de Acesso:</text:p>
      <text:p text:style-name="P425"><text:tab/>Tipo Checkbox<text:tab/></text:p>
      <text:p text:style-name="P426"><text:tab/><text:tab/>Livre</text:p>
      <text:p text:style-name="P427"><text:tab/><text:s text:c="2"/><text:tab/>Sob Consulta</text:p>
      <text:p text:style-name="P428"/>
      <text:p text:style-name="P429">Se opção no campo Disponibilidade for diferente de “Acervo” e “Baixa do Patrimônio”, liberar essa opção para preenchimento</text:p>
      <text:p text:style-name="P430">Data de Retorno:</text:p>
      <text:p text:style-name="P431"><text:tab/>Campo editável</text:p>
      <text:p text:style-name="P432"><text:tab/></text:p>
      <text:p text:style-name="P433"><text:tab/>Condições de Reprodução:</text:p>
      <text:p text:style-name="P434"><text:tab/>Tipo Checkbox<text:tab/></text:p>
      <text:p text:style-name="P435"><text:tab/><text:tab/>Não</text:p>
      <text:p text:style-name="P436"><text:tab/><text:s text:c="2"/><text:tab/>Sob Consulta</text:p>
      <text:p text:style-name="P437"><text:tab/></text:p>
      <text:p text:style-name="P438"><text:tab/>Notas sobre Uso e Aproveitamento</text:p>
      <text:p text:style-name="P439"><text:tab/><text:tab/>Campo Editável do tipo CLOB</text:p>
      <text:p text:style-name="P440"/>
      <text:p text:style-name="P441"/>
      <text:p text:style-name="P442"><text:tab/>Proteção:</text:p>
      <text:p text:style-name="P443"><text:tab/>Tipo Checkbox<text:tab/></text:p>
      <text:p text:style-name="P444"><text:tab/><text:tab/>Sim</text:p>
      <text:p text:style-name="P445"><text:tab/><text:tab/>Não</text:p>
      <text:p text:style-name="P446"><text:tab/><text:s text:c="2"/><text:tab/>Em Processo</text:p>
      <text:p text:style-name="P447"/>
      <text:p text:style-name="P448"><text:tab/><text:tab/>Caso a opção seja ''Não'', não mostrar os campos abaixo</text:p>
      <text:p text:style-name="P449"><text:tab/><text:tab/>Instituição:</text:p>
      <text:p text:style-name="P450"><text:tab/><text:tab/><text:tab/>Campo Editável</text:p>
      <text:p text:style-name="P451"><text:tab/></text:p>
      <text:p text:style-name="P452"><text:tab/><text:tab/>Legislação/Número do Processo:</text:p>
      <text:p text:style-name="P453"><text:tab/><text:tab/><text:tab/>Campo Editável</text:p>
      <text:p text:style-name="P454"/>
      <text:p text:style-name="P455"/>
      <text:p text:style-name="P456">8. Histórico e Procedência</text:p>
      <text:p text:style-name="P457"/>
      <text:soft-page-break/>
      <text:p text:style-name="P458">Tipo de Aquisição:</text:p>
      <text:p text:style-name="P459">Lista em ordem alfabética com as opções abaixo</text:p>
      <text:p text:style-name="P460">Compra</text:p>
      <text:p text:style-name="P461"><text:tab/><text:tab/>Permuta</text:p>
      <text:p text:style-name="P462"><text:tab/><text:tab/>Doação Institucional</text:p>
      <text:p text:style-name="P463"><text:tab/><text:tab/>Doação Pessoal</text:p>
      <text:p text:style-name="P464"><text:tab/><text:tab/>Comodato</text:p>
      <text:p text:style-name="P465"/>
      <text:p text:style-name="P466"/>
      <text:p text:style-name="P467">Valor Venal da Época da Transação:</text:p>
      <text:p text:style-name="P468"><text:s/><text:tab/>Campo editável</text:p>
      <text:p text:style-name="P469"/>
      <text:p text:style-name="P470">Dados do Documento de Aquisição:</text:p>
      <text:p text:style-name="P471"><text:tab/>Campo Editável do tipo CLOB</text:p>
      <text:p text:style-name="P472"/>
      <text:p text:style-name="P473">Primeiro Proprietário</text:p>
      <text:p text:style-name="P474"><text:tab/>Campo editável</text:p>
      <text:p text:style-name="P475"/>
      <text:p text:style-name="P476">Histórico</text:p>
      <text:p text:style-name="P477"><text:tab/><text:s/>Campo Editável do tipo CLOB</text:p>
      <text:p text:style-name="P478"/>
      <text:p text:style-name="P479">Instrimentos de Pesquisa</text:p>
      <text:p text:style-name="P480"><text:tab/>Campo Editável do tipo CLOB</text:p>
      <text:p text:style-name="P481"/>
      <text:p text:style-name="P482"/>
      <text:p text:style-name="P483"/>
      <text:p text:style-name="P484">9. Assuntos e Descritores</text:p>
      <text:p text:style-name="P485"/>
      <text:p text:style-name="P486">9.1<text:tab/>Descritor</text:p>
      <text:p text:style-name="P487">Campo editável com a seguinte Descrição antes de ser preenchido</text:p>
      <text:p text:style-name="P488"><text:s/>Descrição: '' Termos controlados, retirados de um vocabulário pré-definido, que traduzem o conteúdo temático do bem patrimonial. Limite de 5 palavras chave''</text:p>
      <text:p text:style-name="P489"/>
      <text:p text:style-name="P490">Limitar até cinco palavra chave para cada bem patrimonial.</text:p>
      <text:p text:style-name="P491"/>
      <text:p text:style-name="P492">9.2<text:tab/>Assunto</text:p>
      <text:p text:style-name="P493">Campo editável com a seguinte Descrição antes de ser preenchido</text:p>
      <text:p text:style-name="P494">Descrição: palavras-chave que traduzem o conteúdo temático do bem patrimonial</text:p>
      <text:p text:style-name="P495"/>
      <text:p text:style-name="P496"/>
      <text:p text:style-name="P497">10. Fonte de Informação</text:p>
      <text:p text:style-name="P498"/>
      <text:p text:style-name="P499"><text:tab/><text:tab/>Campo Editável do tipo CLOB e com opção de abrir novos campos para mais de uma fonte.</text:p>
      <text:p text:style-name="P500"/>
      <text:p text:style-name="P501">11. Responsável pela Pesquisa</text:p>
      <text:p text:style-name="P502"/>
      <text:p text:style-name="P503"><text:tab/>Campo Editável do tipo CLOB, com opção de adiconar mais de um responsável pela<text:s/>pesquisa</text:p>
      <text:p text:style-name="P504"/>
      <text:p text:style-name="P505">12.1<text:tab/>Nome</text:p>
      <text:p text:style-name="P506">12.2<text:tab/>Data</text:p>
      <text:p text:style-name="P507">12.3<text:tab/>Notas do Pesquisador</text:p>
      <text:p text:style-name="P508"><text:span text:style-name="T50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3" style:family="text">
      <style:text-properties fo:font-size="10pt" style:font-size-asian="10pt" style:font-size-complex="10pt"/>
    </style:style>
    <style:style style:name="WW_CharLFO14LVL1" style:family="text">
      <style:text-properties fo:font-size="10pt" style:font-size-asian="10pt" style:font-size-complex="10pt"/>
    </style:style>
    <style:style style:name="WW_CharLFO14LVL2" style:family="text">
      <style:text-properties fo:font-size="10pt" style:font-size-asian="10pt" style:font-size-complex="10pt"/>
    </style:style>
    <style:style style:name="WW_CharLFO14LVL3" style:family="text">
      <style:text-properties fo:font-size="10pt" style:font-size-asian="10pt" style:font-size-complex="10pt"/>
    </style:style>
    <style:style style:name="WW_CharLFO14LVL4" style:family="text">
      <style:text-properties fo:font-size="10pt" style:font-size-asian="10pt" style:font-size-complex="10pt"/>
    </style:style>
    <style:style style:name="WW_CharLFO14LVL5" style:family="text">
      <style:text-properties fo:font-size="10pt" style:font-size-asian="10pt" style:font-size-complex="10pt"/>
    </style:style>
    <style:style style:name="WW_CharLFO14LVL6" style:family="text">
      <style:text-properties fo:font-size="10pt" style:font-size-asian="10pt" style:font-size-complex="10pt"/>
    </style:style>
    <style:style style:name="WW_CharLFO14LVL7" style:family="text">
      <style:text-properties fo:font-size="10pt" style:font-size-asian="10pt" style:font-size-complex="10pt"/>
    </style:style>
    <style:style style:name="WW_CharLFO14LVL8" style:family="text">
      <style:text-properties fo:font-size="10pt" style:font-size-asian="10pt" style:font-size-complex="10pt"/>
    </style:style>
    <style:style style:name="WW_CharLFO14LVL9" style:family="text">
      <style:text-properties fo:font-size="10pt" style:font-size-asian="10pt" style:font-size-complex="10pt"/>
    </style:style>
    <style:style style:name="WW_CharLFO15LVL1" style:family="text">
      <style:text-properties fo:font-size="10pt" style:font-size-asian="10pt" style:font-size-complex="10pt"/>
    </style:style>
    <style:style style:name="WW_CharLFO15LVL2" style:family="text">
      <style:text-properties fo:font-size="10pt" style:font-size-asian="10pt" style:font-size-complex="10pt"/>
    </style:style>
    <style:style style:name="WW_CharLFO15LVL3" style:family="text">
      <style:text-properties fo:font-size="10pt" style:font-size-asian="10pt" style:font-size-complex="10pt"/>
    </style:style>
    <style:style style:name="WW_CharLFO15LVL4" style:family="text">
      <style:text-properties fo:font-size="10pt" style:font-size-asian="10pt" style:font-size-complex="10pt"/>
    </style:style>
    <style:style style:name="WW_CharLFO15LVL5" style:family="text">
      <style:text-properties fo:font-size="10pt" style:font-size-asian="10pt" style:font-size-complex="10pt"/>
    </style:style>
    <style:style style:name="WW_CharLFO15LVL6" style:family="text">
      <style:text-properties fo:font-size="10pt" style:font-size-asian="10pt" style:font-size-complex="10pt"/>
    </style:style>
    <style:style style:name="WW_CharLFO15LVL7" style:family="text">
      <style:text-properties fo:font-size="10pt" style:font-size-asian="10pt" style:font-size-complex="10pt"/>
    </style:style>
    <style:style style:name="WW_CharLFO15LVL8" style:family="text">
      <style:text-properties fo:font-size="10pt" style:font-size-asian="10pt" style:font-size-complex="10pt"/>
    </style:style>
    <style:style style:name="WW_CharLFO15LVL9" style:family="text">
      <style:text-properties fo:font-size="10pt" style:font-size-asian="10pt" style:font-size-complex="10pt"/>
    </style:style>
    <style:style style:name="WW_CharLFO16LVL1" style:family="text">
      <style:text-properties fo:font-size="10pt" style:font-size-asian="10pt" style:font-size-complex="10pt"/>
    </style:style>
    <style:style style:name="WW_CharLFO16LVL2" style:family="text">
      <style:text-properties fo:font-size="10pt" style:font-size-asian="10pt" style:font-size-complex="10pt"/>
    </style:style>
    <style:style style:name="WW_CharLFO16LVL3" style:family="text">
      <style:text-properties fo:font-size="10pt" style:font-size-asian="10pt" style:font-size-complex="10pt"/>
    </style:style>
    <style:style style:name="WW_CharLFO16LVL4" style:family="text">
      <style:text-properties fo:font-size="10pt" style:font-size-asian="10pt" style:font-size-complex="10pt"/>
    </style:style>
    <style:style style:name="WW_CharLFO16LVL5" style:family="text">
      <style:text-properties fo:font-size="10pt" style:font-size-asian="10pt" style:font-size-complex="10pt"/>
    </style:style>
    <style:style style:name="WW_CharLFO16LVL6" style:family="text">
      <style:text-properties fo:font-size="10pt" style:font-size-asian="10pt" style:font-size-complex="10pt"/>
    </style:style>
    <style:style style:name="WW_CharLFO16LVL7" style:family="text">
      <style:text-properties fo:font-size="10pt" style:font-size-asian="10pt" style:font-size-complex="10pt"/>
    </style:style>
    <style:style style:name="WW_CharLFO16LVL8" style:family="text">
      <style:text-properties fo:font-size="10pt" style:font-size-asian="10pt" style:font-size-complex="10pt"/>
    </style:style>
    <style:style style:name="WW_CharLFO16LVL9" style:family="text">
      <style:text-properties fo:font-size="10pt" style:font-size-asian="10pt" style:font-size-complex="10pt"/>
    </style:style>
    <style:style style:name="WW_CharLFO17LVL1" style:family="text">
      <style:text-properties style:font-name="Times New Roman"/>
    </style:style>
    <style:style style:name="WW_CharLFO18LVL1" style:family="text">
      <style:text-properties fo:font-size="10pt" style:font-size-asian="10pt" style:font-size-complex="10pt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2LVL1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5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5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5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5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5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6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6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6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6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6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6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0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1-13T01:11:00Z</dc:date>
    <meta:template xlink:href="Normal" xlink:type="simple"/>
    <meta:editing-cycles>60</meta:editing-cycles>
    <meta:editing-duration>PT40380S</meta:editing-duration>
    <meta:document-statistic meta:page-count="10" meta:paragraph-count="27" meta:word-count="2153" meta:character-count="13755" meta:row-count="96" meta:non-whitespace-character-count="11629"/>
  </office:meta>
</office:document-meta>
</file>